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system-ui, 'Segoe UI', Helvetica, Arial, sans-serif, 'Apple Color Emoji', 'Segoe UI Emoji', 'Segoe UI Symbol'" style:font-charset="x-symbol"/>
    <style:font-face style:name="SFMono-Regular" svg:font-family="SFMono-Regular, Consolas, 'Liberation Mono', Menlo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319cm" loext:contextual-spacing="false" fo:orphans="2" fo:widows="2"/>
      <style:text-properties fo:font-variant="normal" fo:text-transform="none" fo:color="#24292e" style:font-name="Liberation Serif" fo:font-size="12pt" fo:letter-spacing="normal" fo:font-style="normal" fo:font-weight="normal" style:font-size-asian="12pt" style:font-size-complex="12pt"/>
    </style:style>
    <style:style style:name="P2" style:family="paragraph" style:parent-style-name="Text_20_body">
      <style:paragraph-properties fo:margin-top="0cm" fo:margin-bottom="0.319cm" loext:contextual-spacing="false" fo:orphans="2" fo:widows="2"/>
    </style:style>
    <style:style style:name="P3" style:family="paragraph" style:parent-style-name="Text_20_body">
      <style:paragraph-properties fo:margin-top="0cm" fo:margin-bottom="0.319cm" loext:contextual-spacing="false" fo:line-height="100%" fo:text-align="justify" style:justify-single-word="false" fo:orphans="2" fo:widows="2" style:writing-mode="page"/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top="0cm" fo:margin-bottom="0.319cm" loext:contextual-spacing="false" fo:line-height="100%" fo:text-align="justify" style:justify-single-word="false" fo:orphans="2" fo:widows="2" style:writing-mode="page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officeooo:paragraph-rsid="002525f1"/>
    </style:style>
    <style:style style:name="P6" style:family="paragraph" style:parent-style-name="Text_20_body">
      <style:paragraph-properties fo:margin-top="0cm" fo:margin-bottom="0cm" loext:contextual-spacing="false" fo:orphans="2" fo:widows="2"/>
    </style:style>
    <style:style style:name="P7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style:writing-mode="page"/>
    </style:style>
    <style:style style:name="P8" style:family="paragraph" style:parent-style-name="Text_20_body">
      <style:paragraph-properties fo:margin-left="0cm" fo:margin-right="0cm" fo:margin-top="0cm" fo:margin-bottom="0.319cm" loext:contextual-spacing="false" fo:line-height="100%" fo:text-align="justify" style:justify-single-word="false" fo:orphans="2" fo:widows="2" fo:text-indent="0cm" style:auto-text-indent="false" style:writing-mode="page"/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.319cm" loext:contextual-spacing="false" fo:line-height="100%" fo:text-align="justify" style:justify-single-word="false" fo:orphans="2" fo:widows="2" fo:text-indent="0cm" style:auto-text-indent="false" style:writing-mode="page"/>
      <style:text-properties fo:font-variant="normal" fo:text-transform="none" fo:color="#24292e" style:font-name="Liberation Serif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fo:line-height="100%" fo:text-align="justify" style:justify-single-word="false" style:writing-mode="page"/>
      <style:text-properties fo:font-variant="normal" fo:text-transform="none" style:use-window-font-color="true" style:font-name="Liberation Serif" fo:font-size="12pt" fo:letter-spacing="normal" fo:font-style="normal" fo:font-weight="normal" officeooo:rsid="00195659" officeooo:paragraph-rsid="00195659" style:font-size-asian="12pt" style:font-size-complex="12pt"/>
    </style:style>
    <style:style style:name="P11" style:family="paragraph" style:parent-style-name="Text_20_body">
      <style:paragraph-properties fo:line-height="100%" fo:text-align="justify" style:justify-single-word="false" style:writing-mode="page"/>
      <style:text-properties fo:font-variant="normal" fo:text-transform="none" fo:color="#24292e" style:font-name="Liberation Serif" fo:font-size="12pt" fo:letter-spacing="normal" fo:font-style="normal" fo:font-weight="normal" officeooo:paragraph-rsid="001cc979" style:font-size-asian="12pt" style:font-size-complex="12pt"/>
    </style:style>
    <style:style style:name="P12" style:family="paragraph" style:parent-style-name="Text_20_body">
      <style:paragraph-properties fo:line-height="100%" fo:text-align="justify" style:justify-single-word="false" style:writing-mode="page"/>
      <style:text-properties style:use-window-font-color="true" style:font-name="Liberation Serif" fo:font-size="12pt" officeooo:paragraph-rsid="001cc979" style:font-size-asian="12pt" style:font-size-complex="12pt"/>
    </style:style>
    <style:style style:name="P13" style:family="paragraph" style:parent-style-name="Text_20_body">
      <style:paragraph-properties fo:line-height="100%" fo:text-align="start" style:justify-single-word="false" style:writing-mode="page"/>
      <style:text-properties style:use-window-font-color="true" style:font-name="Liberation Serif" fo:font-size="12pt" officeooo:rsid="001b4cc2" officeooo:paragraph-rsid="00246521" style:font-size-asian="12pt" style:font-size-complex="12pt"/>
    </style:style>
    <style:style style:name="P14" style:family="paragraph" style:parent-style-name="Heading_20_2">
      <style:paragraph-properties fo:margin-top="0.48cm" fo:margin-bottom="0.319cm" loext:contextual-spacing="false" fo:line-height="125%" fo:orphans="2" fo:widows="2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Liberation Serif" fo:font-size="12pt" fo:letter-spacing="normal" fo:font-style="normal" fo:font-weight="bold" style:font-size-asian="12pt" style:font-size-complex="12pt"/>
    </style:style>
    <style:style style:name="P15" style:family="paragraph" style:parent-style-name="Horizontal_20_Line">
      <style:text-properties style:font-name="Liberation Serif" fo:font-size="12pt" style:font-size-asian="12pt" style:font-size-complex="12pt"/>
    </style:style>
    <style:style style:name="P16" style:family="paragraph" style:parent-style-name="Heading_20_4">
      <style:paragraph-properties fo:margin-top="0.48cm" fo:margin-bottom="0.319cm" loext:contextual-spacing="false" fo:line-height="125%" fo:orphans="2" fo:widows="2"/>
      <style:text-properties fo:font-variant="normal" fo:text-transform="none" fo:color="#24292e" style:font-name="Liberation Serif" fo:font-size="12pt" fo:letter-spacing="normal" fo:font-style="normal" fo:font-weight="bold" style:font-size-asian="12pt" style:font-size-complex="12pt"/>
    </style:style>
    <style:style style:name="P17" style:family="paragraph" style:parent-style-name="Standard">
      <style:paragraph-properties fo:line-height="100%" fo:text-align="center" style:justify-single-word="false" style:writing-mode="page"/>
      <style:text-properties style:use-window-font-color="true" style:font-name="Liberation Serif" fo:font-size="12pt" officeooo:rsid="00195659" officeooo:paragraph-rsid="00195659" style:font-size-asian="12pt" style:font-size-complex="12pt"/>
    </style:style>
    <style:style style:name="P18" style:family="paragraph" style:parent-style-name="Standard">
      <style:paragraph-properties fo:line-height="100%" fo:text-align="justify" style:justify-single-word="false" style:writing-mode="page"/>
      <style:text-properties style:use-window-font-color="true" style:font-name="Liberation Serif" fo:font-size="12pt" officeooo:rsid="00195659" officeooo:paragraph-rsid="00195659" style:font-size-asian="12pt" style:font-size-complex="12pt"/>
    </style:style>
    <style:style style:name="P19" style:family="paragraph" style:parent-style-name="Standard">
      <style:paragraph-properties fo:line-height="100%" fo:text-align="justify" style:justify-single-word="false" style:writing-mode="page"/>
      <style:text-properties style:use-window-font-color="true" style:font-name="Liberation Serif" fo:font-size="12pt" officeooo:rsid="001b4cc2" officeooo:paragraph-rsid="001b4cc2" style:font-size-asian="12pt" style:font-size-complex="12pt"/>
    </style:style>
    <style:style style:name="P20" style:family="paragraph" style:parent-style-name="Standard">
      <style:paragraph-properties fo:line-height="100%" fo:text-align="start" style:justify-single-word="false" style:writing-mode="page"/>
      <style:text-properties style:use-window-font-color="true" style:font-name="Liberation Serif" fo:font-size="12pt" officeooo:rsid="001b4cc2" officeooo:paragraph-rsid="00246521" style:font-size-asian="12pt" style:font-size-complex="12pt"/>
    </style:style>
    <style:style style:name="P21" style:family="paragraph" style:parent-style-name="Heading_20_3">
      <style:paragraph-properties fo:line-height="100%" fo:text-align="justify" style:justify-single-word="false" style:writing-mode="page"/>
      <style:text-properties fo:font-variant="normal" fo:text-transform="none" fo:color="#24292e" style:font-name="Liberation Serif" fo:font-size="12pt" fo:letter-spacing="normal" fo:font-style="normal" fo:font-weight="bold" officeooo:rsid="001b4cc2" officeooo:paragraph-rsid="001b4cc2" style:font-size-asian="12pt" style:font-size-complex="12pt"/>
    </style:style>
    <style:style style:name="P22" style:family="paragraph" style:parent-style-name="Heading_20_3">
      <style:paragraph-properties fo:margin-top="0.48cm" fo:margin-bottom="0.319cm" loext:contextual-spacing="false" fo:line-height="125%" fo:orphans="2" fo:widows="2"/>
      <style:text-properties fo:font-variant="normal" fo:text-transform="none" fo:color="#24292e" style:font-name="Liberation Serif" fo:font-size="12pt" fo:letter-spacing="normal" fo:font-style="normal" fo:font-weight="bold" style:font-size-asian="12pt" style:font-size-complex="12pt"/>
    </style:style>
    <style:style style:name="T1" style:family="text">
      <style:text-properties officeooo:rsid="001ab51a"/>
    </style:style>
    <style:style style:name="T2" style:family="text">
      <style:text-properties fo:font-variant="normal" fo:text-transform="none" fo:color="#24292e" style:font-name="apple-system" fo:font-size="9.05000019073486pt" fo:letter-spacing="normal" fo:font-style="normal" fo:font-weight="normal"/>
    </style:style>
    <style:style style:name="T3" style:family="text">
      <style:text-properties fo:font-variant="normal" fo:text-transform="none" fo:color="#24292e" style:font-name="apple-system" fo:font-size="9.05000019073486pt" fo:letter-spacing="normal" fo:font-style="normal" fo:font-weight="normal" officeooo:rsid="001b4cc2" style:font-size-asian="12pt" style:font-size-complex="12pt"/>
    </style:style>
    <style:style style:name="T4" style:family="text">
      <style:text-properties fo:font-variant="normal" fo:text-transform="none" fo:color="#24292e" style:font-name="apple-system" fo:font-size="9.05000019073486pt" fo:letter-spacing="normal" fo:font-style="normal" fo:font-weight="bold"/>
    </style:style>
    <style:style style:name="T5" style:family="text">
      <style:text-properties fo:font-variant="normal" fo:text-transform="none" fo:color="#24292e" style:font-name="apple-system" fo:font-size="9.05000019073486pt" fo:letter-spacing="normal" fo:font-style="normal" fo:font-weight="bold" officeooo:rsid="001b4cc2" style:font-size-asian="12pt" style:font-size-complex="12pt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bold" officeooo:rsid="001b4cc2" style:font-size-asian="12pt" style:font-size-complex="12pt"/>
    </style:style>
    <style:style style:name="T7" style:family="text">
      <style:text-properties fo:font-variant="normal" fo:text-transform="none" fo:color="#24292e" fo:font-size="9.05000019073486pt" fo:letter-spacing="normal" fo:font-style="normal" fo:font-weight="normal"/>
    </style:style>
    <style:style style:name="T8" style:family="text">
      <style:text-properties fo:font-variant="normal" fo:text-transform="none" fo:color="#24292e" fo:font-size="9.05000019073486pt" fo:letter-spacing="normal" fo:font-style="normal" fo:font-weight="normal" officeooo:rsid="001b4cc2" style:font-size-asian="12pt" style:font-size-complex="12pt"/>
    </style:style>
    <style:style style:name="T9" style:family="text">
      <style:text-properties fo:font-variant="normal" fo:text-transform="none" fo:color="#24292e" fo:font-size="9.05000019073486pt" fo:letter-spacing="normal" fo:font-style="normal" fo:font-weight="bold"/>
    </style:style>
    <style:style style:name="T10" style:family="text">
      <style:text-properties fo:font-variant="normal" fo:text-transform="none" fo:color="#24292e" fo:font-size="9.05000019073486pt" fo:letter-spacing="normal" fo:font-style="normal" fo:font-weight="bold" officeooo:rsid="001b4cc2" style:font-size-asian="12pt" style:font-size-complex="12pt"/>
    </style:style>
    <style:style style:name="T11" style:family="text">
      <style:text-properties fo:font-variant="normal" fo:text-transform="none" fo:color="#24292e" style:font-name="Liberation Serif" fo:font-size="12pt" fo:letter-spacing="normal" fo:font-style="normal" fo:font-weight="bold" style:font-size-asian="12pt" style:font-size-complex="12pt"/>
    </style:style>
    <style:style style:name="T12" style:family="text">
      <style:text-properties fo:font-variant="normal" fo:text-transform="none" fo:color="#24292e" style:font-name="Liberation Serif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24292e" fo:letter-spacing="normal"/>
    </style:style>
    <style:style style:name="T14" style:family="text">
      <style:text-properties fo:font-variant="normal" fo:text-transform="none" fo:color="#24292e" fo:letter-spacing="normal" fo:font-style="normal" fo:font-weight="normal"/>
    </style:style>
    <style:style style:name="T15" style:family="text">
      <style:text-properties fo:font-variant="normal" fo:text-transform="none" fo:color="#24292e" fo:letter-spacing="normal" fo:font-style="normal" fo:font-weight="normal" officeooo:rsid="001b4cc2"/>
    </style:style>
    <style:style style:name="T16" style:family="text">
      <style:text-properties fo:font-variant="normal" fo:text-transform="none" fo:color="#24292e" fo:letter-spacing="normal" fo:font-style="normal" fo:font-weight="normal" officeooo:rsid="0022949b" style:font-weight-asian="normal" style:font-weight-complex="normal"/>
    </style:style>
    <style:style style:name="T17" style:family="text">
      <style:text-properties fo:font-variant="normal" fo:text-transform="none" fo:color="#24292e" fo:letter-spacing="normal" fo:font-style="normal" fo:font-weight="bold" officeooo:rsid="001b4cc2"/>
    </style:style>
    <style:style style:name="T18" style:family="text">
      <style:text-properties fo:font-variant="normal" fo:text-transform="none" fo:color="#24292e" fo:letter-spacing="normal" fo:font-style="normal" fo:font-weight="bold" officeooo:rsid="0022949b"/>
    </style:style>
    <style:style style:name="T19" style:family="text">
      <style:text-properties fo:font-variant="normal" fo:text-transform="none" fo:color="#24292e" style:font-name="SFMono-Regular" fo:font-size="7.34999990463257pt" fo:letter-spacing="normal" fo:font-style="normal" fo:font-weight="normal"/>
    </style:style>
    <style:style style:name="T20" style:family="text">
      <style:text-properties fo:font-variant="normal" fo:text-transform="none" fo:color="#24292e" fo:font-size="7.34999990463257pt" fo:letter-spacing="normal" fo:font-style="normal" fo:font-weight="normal"/>
    </style:style>
    <style:style style:name="T21" style:family="text">
      <style:text-properties fo:font-variant="normal" fo:text-transform="none" fo:color="#24292e" style:font-name="Liberation Serif" fo:font-size="7.34999990463257pt" fo:letter-spacing="normal" fo:font-style="normal" fo:font-weight="normal"/>
    </style:style>
    <style:style style:name="T22" style:family="text">
      <style:text-properties fo:font-variant="normal" fo:text-transform="none" fo:color="#24292e" style:font-name="Liberation Serif" fo:font-size="9.05000019073486pt" fo:letter-spacing="normal" fo:font-style="normal" fo:font-weight="normal"/>
    </style:style>
    <style:style style:name="T23" style:family="text">
      <style:text-properties fo:font-variant="normal" fo:text-transform="none" fo:color="#24292e" style:font-name="Liberation Serif" fo:font-size="9.05000019073486pt" fo:letter-spacing="normal" fo:font-style="normal" fo:font-weight="normal" officeooo:rsid="001b4cc2" style:font-size-asian="12pt" style:font-size-complex="12pt"/>
    </style:style>
    <style:style style:name="T24" style:family="text">
      <style:text-properties fo:font-variant="normal" fo:text-transform="none" fo:color="#24292e" style:font-name="Liberation Serif" fo:font-size="9.05000019073486pt" fo:letter-spacing="normal" fo:font-style="normal" fo:font-weight="bold"/>
    </style:style>
    <style:style style:name="T25" style:family="text">
      <style:text-properties fo:font-variant="normal" fo:text-transform="none" fo:color="#24292e" style:font-name="Liberation Serif" fo:font-size="9.05000019073486pt" fo:letter-spacing="normal" fo:font-style="normal" fo:font-weight="bold" officeooo:rsid="001b4cc2" style:font-size-asian="12pt" style:font-size-complex="12pt"/>
    </style:style>
    <style:style style:name="T26" style:family="text">
      <style:text-properties fo:font-variant="normal" fo:text-transform="none" fo:color="#24292e" style:font-name="Liberation Serif" fo:letter-spacing="normal"/>
    </style:style>
    <style:style style:name="T27" style:family="text">
      <style:text-properties fo:font-variant="normal" fo:text-transform="none" fo:color="#24292e" style:font-name="Liberation Serif" fo:letter-spacing="normal" fo:font-style="normal" fo:font-weight="normal"/>
    </style:style>
    <style:style style:name="T28" style:family="text">
      <style:text-properties fo:font-variant="normal" fo:text-transform="none" fo:color="#24292e" style:font-name="Liberation Serif" fo:letter-spacing="normal" fo:font-style="normal" fo:font-weight="normal" officeooo:rsid="00246521"/>
    </style:style>
    <style:style style:name="T29" style:family="text">
      <style:text-properties fo:font-variant="normal" fo:text-transform="none" fo:color="#24292e" style:font-name="Liberation Serif" fo:letter-spacing="normal" fo:font-style="normal" fo:font-weight="normal" officeooo:rsid="001b4cc2"/>
    </style:style>
    <style:style style:name="T30" style:family="text">
      <style:text-properties fo:font-variant="normal" fo:text-transform="none" fo:color="#24292e" style:font-name="Liberation Serif" fo:letter-spacing="normal" fo:font-style="normal" fo:font-weight="bold"/>
    </style:style>
    <style:style style:name="T31" style:family="text">
      <style:text-properties fo:font-variant="normal" fo:text-transform="none" fo:color="#24292e" style:font-name="Liberation Serif" fo:letter-spacing="normal" fo:font-style="normal" fo:font-weight="bold" officeooo:rsid="001b4cc2"/>
    </style:style>
    <style:style style:name="T32" style:family="text">
      <style:text-properties fo:font-variant="normal" fo:text-transform="none" fo:color="#24292e" style:font-name="Liberation Serif" fo:font-size="12pt" fo:letter-spacing="normal" fo:font-style="normal" fo:font-weight="normal" style:font-size-asian="12pt" style:font-size-complex="12pt"/>
    </style:style>
    <style:style style:name="T33" style:family="text">
      <style:text-properties fo:font-variant="normal" fo:text-transform="none" fo:color="#24292e" style:font-name="Liberation Serif" fo:font-size="12pt" fo:letter-spacing="normal" fo:font-style="normal" fo:font-weight="normal" officeooo:rsid="001b4cc2" style:font-size-asian="12pt" style:font-size-complex="12pt"/>
    </style:style>
    <style:style style:name="T34" style:family="text">
      <style:text-properties fo:font-variant="normal" fo:text-transform="none" fo:color="#24292e" style:font-name="Liberation Serif" fo:font-size="12pt" fo:letter-spacing="normal" fo:font-style="normal" fo:font-weight="bold" style:font-size-asian="12pt" style:font-size-complex="12pt"/>
    </style:style>
    <style:style style:name="T35" style:family="text">
      <style:text-properties fo:font-variant="normal" fo:text-transform="none" fo:color="#24292e" style:font-name="Liberation Serif" fo:font-size="12pt" fo:letter-spacing="normal" fo:font-style="normal" fo:font-weight="bold" officeooo:rsid="001b4cc2" style:font-size-asian="12pt" style:font-size-complex="12pt"/>
    </style:style>
    <style:style style:name="T36" style:family="text">
      <style:text-properties fo:font-variant="normal" fo:text-transform="none" fo:color="#24292e" fo:font-size="12pt" fo:letter-spacing="normal" fo:font-style="normal" fo:font-weight="normal" officeooo:rsid="001b4cc2" style:font-size-asian="12pt" style:font-size-complex="12pt"/>
    </style:style>
    <style:style style:name="T37" style:family="text">
      <style:text-properties fo:font-variant="normal" fo:text-transform="none" fo:color="#24292e" fo:font-size="12pt" fo:letter-spacing="normal" fo:font-style="normal" fo:font-weight="bold" officeooo:rsid="001b4cc2" style:font-size-asian="12pt" style:font-size-complex="12pt"/>
    </style:style>
    <style:style style:name="T38" style:family="text">
      <style:text-properties fo:font-variant="normal" fo:text-transform="none" fo:color="#0366d6" style:text-line-through-style="none" style:text-line-through-type="none" style:font-name="apple-system" fo:font-size="9.05000019073486pt" fo:letter-spacing="normal" fo:font-style="normal" style:text-underline-style="none" fo:font-weight="bold" style:text-blinking="false"/>
    </style:style>
    <style:style style:name="T39" style:family="text">
      <style:text-properties fo:font-variant="normal" fo:text-transform="none" fo:color="#0366d6" style:text-line-through-style="none" style:text-line-through-type="none" fo:font-size="9.05000019073486pt" fo:letter-spacing="normal" fo:font-style="normal" style:text-underline-style="none" fo:font-weight="bold" style:text-blinking="false"/>
    </style:style>
    <style:style style:name="T40" style:family="text">
      <style:text-properties fo:font-variant="normal" fo:text-transform="none" fo:color="#0366d6" style:text-line-through-style="none" style:text-line-through-type="none" style:font-name="Liberation Serif" fo:font-size="12pt" fo:letter-spacing="normal" fo:font-style="normal" style:text-underline-style="none" fo:font-weight="bold" style:text-blinking="false" style:font-size-asian="12pt" style:font-size-complex="12pt"/>
    </style:style>
    <style:style style:name="T41" style:family="text">
      <style:text-properties fo:font-variant="normal" fo:text-transform="none" fo:color="#0366d6" style:text-line-through-style="none" style:text-line-through-type="none" style:font-name="Liberation Serif" fo:font-size="9.05000019073486pt" fo:letter-spacing="normal" fo:font-style="normal" style:text-underline-style="none" fo:font-weight="bold" style:text-blinking="false"/>
    </style:style>
    <style:style style:name="T42" style:family="text">
      <style:text-properties fo:font-variant="normal" fo:text-transform="none" fo:color="#0366d6" style:text-line-through-style="none" style:text-line-through-type="none" style:font-name="Liberation Serif" fo:letter-spacing="normal" fo:font-style="normal" style:text-underline-style="none" fo:font-weight="bold" style:text-blinking="false"/>
    </style:style>
    <style:style style:name="T43" style:family="text">
      <style:text-properties fo:font-variant="normal" fo:text-transform="none" fo:color="#0366d6" style:text-line-through-style="none" style:text-line-through-type="none" style:font-name="Liberation Serif" fo:font-size="12pt" fo:letter-spacing="normal" fo:font-style="normal" style:text-underline-style="none" fo:font-weight="bold" style:text-blinking="false" style:font-size-asian="12pt" style:font-size-complex="12pt"/>
    </style:style>
    <style:style style:name="T44" style:family="text">
      <style:text-properties officeooo:rsid="001e872f"/>
    </style:style>
    <style:style style:name="T45" style:family="text">
      <style:text-properties officeooo:rsid="001f9867"/>
    </style:style>
    <style:style style:name="T46" style:family="text">
      <style:text-properties style:font-name="Liberation Serif"/>
    </style:style>
    <style:style style:name="T47" style:family="text">
      <style:text-properties style:font-name="Liberation Serif"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ENC2409 – <text:span text:style-name="T1">Sé</text:span>ance 12 documentation ODD. </text:p>
      <text:p text:style-name="P18"/>
      <text:p text:style-name="P10">L’ODD comporte :</text:p>
      <text:p text:style-name="P3"><text:span text:style-name="T44">→ </text:span>un élément racine TEI ;</text:p>
      <text:p text:style-name="P3"><text:span text:style-name="T44">→ </text:span>un teiHeader ;</text:p>
      <text:p text:style-name="P3"><text:span text:style-name="T44">→ </text:span>un élément text.</text:p>
      <text:p text:style-name="P8">L’élément body peut contenir des div à niveau (div1, div2, etc.) On peut structurer sa documentation dans une première div1 et placer ses spécifications.</text:p>
      <text:p text:style-name="P19">Schéma de tra<text:span text:style-name="T45">ns</text:span>formation → TEI ODD PDF.</text:p>
      <text:p text:style-name="P19"/>
      <text:p text:style-name="P12"><text:span text:style-name="T15">L’intégralité des spécifications XML est englobée dans un </text:span><text:span text:style-name="Strong_20_Emphasis"><text:span text:style-name="T17">schemaSpec </text:span></text:span><text:span text:style-name="Strong_20_Emphasis"><text:span text:style-name="T16">dans la div1. </text:span></text:span></text:p>
      <text:p text:style-name="P11">Les déclarations sont organisées grâce aux éléments suivants (liste non exhaustive)  :</text:p>
      <text:p text:style-name="P7"><text:span text:style-name="Strong_20_Emphasis"><text:span text:style-name="T11">moduleSpec</text:span></text:span><text:span text:style-name="T12"> (spécification de module) documente la structure, le contenu et les fonctions d’un module.</text:span></text:p>
      <text:p text:style-name="P7"><text:span text:style-name="Strong_20_Emphasis"><text:span text:style-name="T11">moduleRef</text:span></text:span><text:span text:style-name="T12"> (référence de module) référence un module qui doit être incorporé dans un schéma.</text:span></text:p>
      <text:p text:style-name="P7"><text:span text:style-name="Strong_20_Emphasis"><text:span text:style-name="T11">elementSpec</text:span></text:span><text:span text:style-name="T12"> (spécification d’élément) documente la structure, le contenu et l’emploi d’un élément.</text:span></text:p>
      <text:p text:style-name="P7"><text:span text:style-name="Strong_20_Emphasis"><text:span text:style-name="T11">classSpec</text:span></text:span><text:span text:style-name="T12"> (spécification de classe) contient des informations de référence pour une classe d’éléments TEI, c’est-à-dire un groupe d’éléments qui figurent ensemble dans des modèles de contenu ou qui partagent un attribut commun, ou qui ont l’un et l’autre.</text:span></text:p>
      <text:h text:style-name="P21" text:outline-level="3">1-Les éléments structurants de la documentation</text:h>
      <text:p text:style-name="P9">Dans l’introduction (première div1), au sein d’un texte rédigé :</text:p>
      <text:p text:style-name="P4"><text:span text:style-name="Strong_20_Emphasis"><text:span text:style-name="T11">specList</text:span></text:span><text:span text:style-name="T12"> (liste de spécification) marque l’endroit où insérer une liste de descriptions dans le texte documentaire ;</text:span></text:p>
      <text:p text:style-name="P4"><text:span text:style-name="Strong_20_Emphasis"><text:span text:style-name="T11">specDesc</text:span></text:span><text:span text:style-name="T12"> (specification description) indique qu’une description de l’élément particulier ou de la classe particulière doit être incluse à ce point dans un document ;</text:span></text:p>
      <text:p text:style-name="P4"><text:span text:style-name="Strong_20_Emphasis"><text:span text:style-name="T11">egXML</text:span></text:span><text:span text:style-name="T12"> et </text:span><text:span text:style-name="Strong_20_Emphasis"><text:span text:style-name="T11">@xmlns="</text:span></text:span><text:a xlink:type="simple" xlink:href="http://www.tei-c.org/ns/Examples" text:style-name="Internet_20_link" text:visited-style-name="Visited_20_Internet_20_Link"><text:span text:style-name="Strong_20_Emphasis"><text:span text:style-name="T40">http://www.tei-c.org/ns/Examples</text:span></text:span></text:a><text:span text:style-name="T12"> permettent d’insérer des exemples en XML dans sa documentation ;</text:span></text:p>
      <text:p text:style-name="P20"><text:span text:style-name="Source_20_Text"><text:span text:style-name="T27">&lt;head&gt;</text:span></text:span><text:span text:style-name="T27">Le fileDesc</text:span><text:span text:style-name="Source_20_Text"><text:span text:style-name="T27">&lt;/head&gt;</text:span></text:span><text:span text:style-name="T26"> </text:span></text:p>
      <text:p text:style-name="P20"><text:span text:style-name="Source_20_Text"><text:span text:style-name="T27">&lt;p&gt;</text:span></text:span><text:span text:style-name="T27">Le </text:span><text:span text:style-name="Source_20_Text"><text:span text:style-name="T27">&lt;gi&gt;</text:span></text:span><text:span text:style-name="T27">fileDesc</text:span><text:span text:style-name="Source_20_Text"><text:span text:style-name="T27">&lt;/gi&gt;</text:span></text:span><text:span text:style-name="T26"> </text:span><text:span text:style-name="T27">comporte</text:span><text:span text:style-name="T28">l </text:span><text:span text:style-name="T27">ui-même : </text:span></text:p>
      <text:p text:style-name="P20"><text:span text:style-name="Source_20_Text"><text:span text:style-name="T27">&lt;specList&gt;</text:span></text:span><text:span text:style-name="T26"> </text:span><text:span text:style-name="Source_20_Text"><text:span text:style-name="T27">&lt;specDesc key="titleStmt"/&gt;</text:span></text:span><text:span text:style-name="T26"> </text:span><text:span text:style-name="T27">[...] </text:span><text:span text:style-name="Source_20_Text"><text:span text:style-name="T27">&lt;/specList&gt;</text:span></text:span></text:p>
      <text:p text:style-name="P20"><text:span text:style-name="T26"> </text:span><text:span text:style-name="T27">Le </text:span><text:span text:style-name="Source_20_Text"><text:span text:style-name="T27">&lt;gi&gt;</text:span></text:span><text:span text:style-name="T27">sourceDesc</text:span><text:span text:style-name="Source_20_Text"><text:span text:style-name="T27">&lt;/gi&gt;</text:span></text:span><text:span text:style-name="T26"> </text:span><text:span text:style-name="T27">contient toutes les informations nécessaires sur le manuscrit de base, C</text:span></text:p>
      <text:p text:style-name="P20"><text:span text:style-name="Source_20_Text"><text:span text:style-name="T27">&lt;hi rend="exp"&gt;</text:span></text:span><text:span text:style-name="T27">1</text:span><text:span text:style-name="Source_20_Text"><text:span text:style-name="T27">&lt;/hi&gt;``</text:span></text:span></text:p>
      <text:p text:style-name="P20"><text:span text:style-name="Source_20_Text"><text:span text:style-name="T27">&lt;note&gt;</text:span></text:span><text:span text:style-name="T27">Le sigle correspond au manuscrit 412 de la Bibliothèque Nationale de France</text:span><text:span text:style-name="Source_20_Text"><text:span text:style-name="T27">&lt;/note&gt;</text:span></text:span><text:span text:style-name="T27">.</text:span></text:p>
      <text:p text:style-name="P20"><text:span text:style-name="Source_20_Text"><text:span text:style-name="T27">&lt;/p&gt;</text:span></text:span><text:span text:style-name="T26"> </text:span><text:span text:style-name="Source_20_Text"><text:span text:style-name="T27">&lt;egXML xmlns="http://www.tei-c.org/ns/Examples"&gt;</text:span></text:span><text:span text:style-name="T26"> </text:span><text:span text:style-name="Source_20_Text"><text:span text:style-name="T27">&lt;msIdentifier&gt;&lt;country&gt;</text:span></text:span><text:span text:style-name="T27">Paris</text:span><text:span text:style-name="Source_20_Text"><text:span text:style-name="T27">&lt;/country&gt;&lt;settlement&gt;</text:span></text:span><text:span text:style-name="T27">Bibliothèque nationale de France</text:span><text:span text:style-name="Source_20_Text"><text:span text:style-name="T27">&lt;/settlement&gt;</text:span></text:span><text:span text:style-name="T26"> </text:span><text:span text:style-name="T27">[...] </text:span><text:span text:style-name="Source_20_Text"><text:span text:style-name="T27">&lt;/egXML&gt;</text:span></text:span></text:p>
      <text:p text:style-name="P20"><text:span text:style-name="Source_20_Text"><text:span text:style-name="T27"/></text:span></text:p>
      <text:p text:style-name="P20"><text:span text:style-name="Source_20_Text"><text:span text:style-name="T12"/></text:span></text:p>
      <text:p text:style-name="P13"><text:span text:style-name="Source_20_Text"><text:span text:style-name="T27">Dans les déclarations d’éléments</text:span></text:span></text:p>
      <text:p text:style-name="P5"><text:span text:style-name="T12">Dans </text:span><text:span text:style-name="Strong_20_Emphasis"><text:span text:style-name="T11">elementSpec</text:span></text:span><text:span text:style-name="T12"> ou </text:span><text:span text:style-name="Strong_20_Emphasis"><text:span text:style-name="T11">attDef</text:span></text:span><text:span text:style-name="T12">. </text:span><text:span text:style-name="Strong_20_Emphasis"><text:span text:style-name="T11">gloss</text:span></text:span><text:span text:style-name="T12"> (glose) identifie une expression ou un mot utilisé pour fournir une glose ou une définition à quelque autre mot ou expression. </text:span><text:span text:style-name="Strong_20_Emphasis"><text:span text:style-name="T11">desc</text:span></text:span><text:span text:style-name="T12"> (description) contient une courte description de l’objet documenté par son élément parent, qui comprend son utilisation prévue, son but, ou son application là où c’est approprié.</text:span></text:p>
      <text:p text:style-name="P5"><text:soft-page-break/><text:span text:style-name="T12"> </text:span><text:span text:style-name="Source_20_Text"><text:span text:style-name="T12">&lt;elementSpec ident="lem" mode="change"&gt;</text:span></text:span><text:span text:style-name="T12"> </text:span><text:span text:style-name="Source_20_Text"><text:span text:style-name="T12">&lt;gloss&gt;Lemme&lt;/gloss&gt;</text:span></text:span><text:span text:style-name="T12"> </text:span><text:span text:style-name="Source_20_Text"><text:span text:style-name="T12">&lt;desc&gt;Permet de signaler la leçon choisie dans le texte édité.&lt;/desc&gt;</text:span></text:span><text:span text:style-name="T12"> [...] </text:span><text:span text:style-name="Source_20_Text"><text:span text:style-name="T12">&lt;/elementSpec&gt;</text:span></text:span></text:p>
      <text:p text:style-name="Text_20_body"><text:line-break/><text:span text:style-name="Source_20_Text"><text:span text:style-name="T35">2- Syntaxe des éléments XML à signaler dans sa documentation</text:span></text:span></text:p>
      <text:p text:style-name="P2"><text:span text:style-name="Strong_20_Emphasis"><text:span text:style-name="T11">att</text:span></text:span><text:span text:style-name="T12"> (attribut) contient le nom d’un attribut apparaissant dans le courant du texte. </text:span><text:span text:style-name="Strong_20_Emphasis"><text:span text:style-name="T11">gi</text:span></text:span><text:span text:style-name="T12"> (identifiant générique) contient le nom d’un élément. </text:span><text:span text:style-name="Strong_20_Emphasis"><text:span text:style-name="T11">tag</text:span></text:span><text:span text:style-name="T12"> (balise) le contenu d’une balise ouvrante ou fermante, avec éventuellement des spécifications d’attributs, mais à l’exclusion des caractères marquant l’ouverture et la fermeture de la balise. </text:span><text:span text:style-name="Strong_20_Emphasis"><text:span text:style-name="T11">val</text:span></text:span><text:span text:style-name="T12"> (valeur) contient une seule valeur d’attribut.</text:span></text:p>
      <text:p text:style-name="Text_20_body"><text:span text:style-name="Source_20_Text"><text:span text:style-name="T33">Exemple :</text:span></text:span></text:p>
      <text:p text:style-name="P6"><text:span text:style-name="T12">Le corpus présente trois cas de figure. Dans le premier cas, la ponctuation originale est supprimée dans l’édition normalisée. L’ajout de l’attribut </text:span><text:span text:style-name="Source_20_Text"><text:span text:style-name="T12">&lt;att&gt;</text:span></text:span><text:span text:style-name="T12">type</text:span><text:span text:style-name="Source_20_Text"><text:span text:style-name="T12">&lt;/att&gt;</text:span></text:span><text:span text:style-name="T12"> de valeur </text:span><text:span text:style-name="Source_20_Text"><text:span text:style-name="T12">&lt;val&gt;</text:span></text:span><text:span text:style-name="T12">orig</text:span><text:span text:style-name="Source_20_Text"><text:span text:style-name="T12">&lt;/val&gt;</text:span></text:span><text:span text:style-name="T12"> sur l’élément </text:span><text:span text:style-name="Source_20_Text"><text:span text:style-name="T12">&lt;gi&gt;</text:span></text:span><text:span text:style-name="T12">pc</text:span><text:span text:style-name="Source_20_Text"><text:span text:style-name="T12">&lt;/gi&gt;</text:span></text:span><text:span text:style-name="T12"> signale que le signe est issu de la ponctuation du manuscrit et qu’il ne doit pas apparaître dans la version normalisée.</text:span></text:p>
      <text:p text:style-name="Text_20_body"><text:span text:style-name="T47"><text:line-break/></text:span><text:span text:style-name="Source_20_Text"><text:span text:style-name="T35">II- Personnaliser son ODD, niveau 2</text:span></text:span></text:p>
      <text:p text:style-name="P15"/>
      <text:h text:style-name="P22" text:outline-level="3"><text:bookmark text:name="user-content-1-définir-les-modalités-dapparition-dun-élément"/>1-Définir les modalités d’apparition d’un élément</text:h>
      <text:p text:style-name="P2"><text:span text:style-name="T12">La règle définissant une séquence apparaît directement en dessus de la balise ouvrante de l’</text:span><text:span text:style-name="Strong_20_Emphasis"><text:span text:style-name="T11">elementSpec</text:span></text:span><text:span text:style-name="T12"> dans un élément </text:span><text:span text:style-name="Strong_20_Emphasis"><text:span text:style-name="T11">content</text:span></text:span><text:span text:style-name="T12">.</text:span></text:p>
      <text:p text:style-name="P2"><text:span text:style-name="T12">La séquence est contenue dans un élément </text:span><text:span text:style-name="Strong_20_Emphasis"><text:span text:style-name="T11">sequence</text:span></text:span><text:span text:style-name="T12"> avec un attribut </text:span><text:span text:style-name="Strong_20_Emphasis"><text:span text:style-name="T11">preserveOrder</text:span></text:span><text:span text:style-name="T12"> qui permet de spécifier si l’ordre de déclaration des éléments de la séquence est signifiant.</text:span></text:p>
      <text:p text:style-name="P2"><text:span text:style-name="T12">Chaque élément est appelé à l’aide d’un </text:span><text:span text:style-name="Strong_20_Emphasis"><text:span text:style-name="T11">elementRef</text:span></text:span><text:span text:style-name="T12"> et d’un attribut </text:span><text:span text:style-name="Strong_20_Emphasis"><text:span text:style-name="T11">key</text:span></text:span><text:span text:style-name="T12"> qui permet de donner le nom de l’élément. On peut également définir les modalités d’apparition des éléments de la séquence à l’aide des attributs </text:span><text:span text:style-name="Strong_20_Emphasis"><text:span text:style-name="T11">minOccurs</text:span></text:span><text:span text:style-name="T12"> et </text:span><text:span text:style-name="Strong_20_Emphasis"><text:span text:style-name="T11">maxOccurs</text:span></text:span><text:span text:style-name="T12">.</text:span></text:p>
      <text:h text:style-name="Heading_20_4" text:outline-level="4"><text:span text:style-name="Source_20_Text"><text:span text:style-name="T35">Exemple</text:span></text:span></text:h>
      <text:p text:style-name="P6"><text:span text:style-name="Source_20_Text"><text:span text:style-name="T12">&lt;elementSpec ident="div1" mode="change"&gt;</text:span></text:span><text:span text:style-name="T12"> </text:span><text:span text:style-name="Source_20_Text"><text:span text:style-name="T12">&lt;content&gt;</text:span></text:span><text:span text:style-name="T12"> </text:span><text:span text:style-name="Source_20_Text"><text:span text:style-name="T12">&lt;sequence preserveOrder="true"&gt;</text:span></text:span><text:span text:style-name="T12"> </text:span><text:span text:style-name="Source_20_Text"><text:span text:style-name="T12">&lt;elementRef key="head" minOccurs="1" maxOccurs="1"/&gt;</text:span></text:span><text:span text:style-name="T12"> </text:span><text:span text:style-name="Source_20_Text"><text:span text:style-name="T12">&lt;elementRef key="p" minOccurs="1" maxOccurs="unbounded"/&gt;</text:span></text:span><text:span text:style-name="T12"> </text:span><text:span text:style-name="Source_20_Text"><text:span text:style-name="T12">&lt;elementRef key="div2" minOccurs="0" maxOccurs="unbounded"/&gt;</text:span></text:span><text:span text:style-name="T12"> </text:span><text:span text:style-name="Source_20_Text"><text:span text:style-name="T12">&lt;/sequence&gt;</text:span></text:span><text:span text:style-name="T12"> </text:span><text:span text:style-name="Source_20_Text"><text:span text:style-name="T12">&lt;/content&gt;</text:span></text:span><text:span text:style-name="T12"> </text:span><text:span text:style-name="Source_20_Text"><text:span text:style-name="T12">&lt;/elementSpec&gt;</text:span></text:span></text:p>
      <text:p text:style-name="P6"><text:span text:style-name="T12">NB : Pour autoriser du texte comme contenu, on peut ajouter dans la séquence : </text:span><text:span text:style-name="Source_20_Text"><text:span text:style-name="T12">&lt;textNode/&gt;</text:span></text:span></text:p>
      <text:p text:style-name="P15"/>
      <text:p text:style-name="P6"><text:span text:style-name="T12">Il est également possible de raffiner ses séquences avec l’élément </text:span><text:span text:style-name="Source_20_Text"><text:span text:style-name="T12">&lt;alternate&gt;</text:span></text:span><text:span text:style-name="T12"> </text:span><text:span text:style-name="Emphasis"><text:span text:style-name="T12">Exemple : définition du contenu de </text:span></text:span><text:span text:style-name="Emphasis"><text:span text:style-name="Source_20_Text"><text:span text:style-name="T12">&lt;choice&gt;</text:span></text:span></text:span><text:span text:style-name="Emphasis"><text:span text:style-name="T12"> :</text:span></text:span><text:span text:style-name="T12">  </text:span><text:span text:style-name="Source_20_Text"><text:span text:style-name="T12">&lt;alternate&gt;</text:span></text:span><text:span text:style-name="T12">   </text:span><text:span text:style-name="Source_20_Text"><text:span text:style-name="T12">&lt;sequence&gt;</text:span></text:span><text:span text:style-name="T12">    </text:span><text:span text:style-name="Source_20_Text"><text:span text:style-name="T12">&lt;elementRef key="sic"/&gt;</text:span></text:span><text:span text:style-name="T12">    </text:span><text:span text:style-name="Source_20_Text"><text:span text:style-name="T12">&lt;elementRef key="corr"/&gt;</text:span></text:span><text:span text:style-name="T12">   </text:span><text:span text:style-name="Source_20_Text"><text:span text:style-name="T12">&lt;/sequence&gt;</text:span></text:span><text:span text:style-name="T12">  </text:span><text:span text:style-name="Source_20_Text"><text:span text:style-name="T12">&lt;sequence&gt;</text:span></text:span><text:span text:style-name="T12">    </text:span><text:span text:style-name="Source_20_Text"><text:span text:style-name="T12">&lt;elementRef key="orig"/&gt;</text:span></text:span><text:span text:style-name="T12">    </text:span><text:span text:style-name="Source_20_Text"><text:span text:style-name="T12">&lt;elementRef key="reg"/&gt;</text:span></text:span><text:span text:style-name="T12">   </text:span><text:span text:style-name="Source_20_Text"><text:span text:style-name="T12">&lt;/sequence&gt;</text:span></text:span><text:span text:style-name="T12">   </text:span><text:span text:style-name="Source_20_Text"><text:span text:style-name="T12">&lt;sequence&gt;</text:span></text:span><text:span text:style-name="T12">   </text:span><text:span text:style-name="Source_20_Text"><text:span text:style-name="T12">&lt;elementRef key="abbr"/&gt;</text:span></text:span><text:span text:style-name="T12">    </text:span><text:span text:style-name="Source_20_Text"><text:span text:style-name="T12">&lt;elementRef key="expan"/&gt;</text:span></text:span><text:span text:style-name="T12">   </text:span><text:span text:style-name="Source_20_Text"><text:span text:style-name="T12">&lt;/sequence&gt;</text:span></text:span><text:span text:style-name="T12">  </text:span><text:span text:style-name="Source_20_Text"><text:span text:style-name="T12">&lt;/alternate&gt;</text:span></text:span></text:p>
      <text:p text:style-name="Text_20_body"><text:soft-page-break/><text:span text:style-name="T47"><text:line-break/></text:span><text:span text:style-name="Source_20_Text"><text:span text:style-name="T35">2-contraindre des valeurs d’attributs, des enchaînements en fonction du contexte (schematron)</text:span></text:span></text:p>
      <text:p text:style-name="P6"><text:span text:style-name="T12">La contrainte est introduite par un élément </text:span><text:span text:style-name="Source_20_Text"><text:span text:style-name="T12">&lt;constraintSpec&gt;</text:span></text:span><text:span text:style-name="T12">. Le langage utilisé est déclaré dans l’attribut </text:span><text:span text:style-name="Strong_20_Emphasis"><text:span text:style-name="T11">scheme="schematron"</text:span></text:span><text:span text:style-name="T12">, la règle est nommée à l’aide de l’attribut </text:span><text:span text:style-name="Emphasis"><text:span text:style-name="T12">ident</text:span></text:span><text:span text:style-name="T12">.</text:span></text:p>
      <text:p text:style-name="P6"><text:span text:style-name="T12">La règle est contenue dans une balise </text:span><text:span text:style-name="Source_20_Text"><text:span text:style-name="T12">&lt;contraint&gt;</text:span></text:span><text:span text:style-name="T12">.</text:span></text:p>
      <text:p text:style-name="P2"><text:span text:style-name="T12">NB : Attention à bien déclarer le nom de domaine </text:span><text:span text:style-name="Emphasis"><text:span text:style-name="T12">schematron</text:span></text:span><text:span text:style-name="T12"> dans le préambule : </text:span><text:span text:style-name="Strong_20_Emphasis"><text:span text:style-name="T11">xmlns:s="</text:span></text:span><text:a xlink:type="simple" xlink:href="http://purl.oclc.org/dsdl/schematron" text:style-name="Internet_20_link" text:visited-style-name="Visited_20_Internet_20_Link"><text:span text:style-name="Strong_20_Emphasis"><text:span text:style-name="T40">http://purl.oclc.org/dsdl/schematron</text:span></text:span></text:a><text:span text:style-name="Strong_20_Emphasis"><text:span text:style-name="T11">"</text:span></text:span></text:p>
      <text:p text:style-name="P15"/>
      <text:h text:style-name="P16" text:outline-level="4"><text:bookmark text:name="user-content-exemple-2"/>Exemple</text:h>
      <text:p text:style-name="P6"><text:span text:style-name="Source_20_Text"><text:span text:style-name="T12">&lt;constraintSpec ident="reforkeyorname" scheme="schematron"&gt;</text:span></text:span><text:span text:style-name="T12">  </text:span><text:span text:style-name="Source_20_Text"><text:span text:style-name="T12">&lt;constraint&gt;</text:span></text:span><text:span text:style-name="T12">   </text:span><text:span text:style-name="Source_20_Text"><text:span text:style-name="T12">&lt;s:assert test="@ref or @key or @name"&gt;</text:span></text:span><text:span text:style-name="T12">One of the      attributes 'name', 'ref' or 'key' must be supplied</text:span><text:span text:style-name="Source_20_Text"><text:span text:style-name="T12">&lt;/s:assert&gt;</text:span></text:span><text:span text:style-name="T12">  </text:span><text:span text:style-name="Source_20_Text"><text:span text:style-name="T12">&lt;/constraint&gt;&lt;/constraintSpec&gt;</text:span></text:span></text:p>
      <text:p text:style-name="P2"><text:span text:style-name="Strong_20_Emphasis"><text:span text:style-name="T11">s:assert</text:span></text:span><text:span text:style-name="T12"> permet la vérification de l’existence de la contrainte rédigée en Xpath.</text:span></text:p>
      <text:p text:style-name="P15"/>
      <text:p text:style-name="P1">Ajouter un contexte</text:p>
      <text:p text:style-name="P6"><text:span text:style-name="Source_20_Text"><text:span text:style-name="T12">&lt;constraintSpec ident="subclauses"  scheme="schematron"&gt;</text:span></text:span><text:span text:style-name="T12">  </text:span><text:span text:style-name="Source_20_Text"><text:span text:style-name="T12">&lt;constraint&gt;</text:span></text:span><text:span text:style-name="T12">   </text:span><text:span text:style-name="Source_20_Text"><text:span text:style-name="T12">&lt;s:rule context="tei:div"&gt;</text:span></text:span><text:span text:style-name="T12">   </text:span><text:span text:style-name="Source_20_Text"><text:span text:style-name="T12">&lt;s:assert test="count( tei:div )!= 1"&gt;</text:span></text:span><text:span text:style-name="T12"> if it contains any subdivisions, a division must contain at least two of them</text:span><text:span text:style-name="Source_20_Text"><text:span text:style-name="T12">&lt;/s:report&gt;</text:span></text:span><text:span text:style-name="T12">   </text:span><text:span text:style-name="Source_20_Text"><text:span text:style-name="T12">&lt;/s:rule&gt;</text:span></text:span><text:span text:style-name="T12"> </text:span><text:span text:style-name="Source_20_Text"><text:span text:style-name="T12">&lt;/constraint&gt;</text:span></text:span><text:span text:style-name="T12"> </text:span><text:span text:style-name="Source_20_Text"><text:span text:style-name="T12">/constraintSpec&gt;</text:span></text:span></text:p>
      <text:p text:style-name="P15"/>
      <text:p text:style-name="P1">Contraindre l’activation d’un élément ou d’un attribut en fonction d’un contexte donné</text:p>
      <text:p text:style-name="P6"><text:span text:style-name="Source_20_Text"><text:span text:style-name="T12">&lt;constraintSpec ident="fromTo" scheme="schematron"&gt;</text:span></text:span><text:span text:style-name="T12"> </text:span><text:span text:style-name="Source_20_Text"><text:span text:style-name="T12">&lt;constraint&gt;</text:span></text:span><text:span text:style-name="T12"> </text:span><text:span text:style-name="Source_20_Text"><text:span text:style-name="T12">&lt;s :rule context="tei:app[@type='structure']"&gt;</text:span></text:span><text:span text:style-name="T12"> </text:span><text:span text:style-name="Source_20_Text"><text:span text:style-name="T12">&lt;s :assert test="@from and @to"&gt;</text:span></text:span><text:span text:style-name="T12"> The beginning and the endpoint of the lemma have to be identified.</text:span><text:span text:style-name="Source_20_Text"><text:span text:style-name="T12">&lt;/s:assert&gt;</text:span></text:span><text:span text:style-name="T12"> </text:span><text:span text:style-name="Source_20_Text"><text:span text:style-name="T12">&lt;/s :rule&gt;</text:span></text:span><text:span text:style-name="T12"> </text:span><text:span text:style-name="Source_20_Text"><text:span text:style-name="T12">&lt;/constraint&gt;</text:span></text:span><text:span text:style-name="T12"> </text:span><text:span text:style-name="Source_20_Text"><text:span text:style-name="T12">&lt;/constraintSpec&gt;</text:span></text:span></text:p>
      <text:p text:style-name="P15"/>
      <text:p text:style-name="P1">Contraindre le type de contenu d’une valeur d’attribut :</text:p>
      <text:p text:style-name="P6"><text:span text:style-name="Source_20_Text"><text:span text:style-name="T12">&lt;constraintSpec ident="fromType" scheme="isoschematron"&gt;</text:span></text:span><text:span text:style-name="T12"> </text:span><text:span text:style-name="Source_20_Text"><text:span text:style-name="T12">&lt;constraint&gt;</text:span></text:span><text:span text:style-name="T12"> </text:span><text:span text:style-name="Source_20_Text"><text:span text:style-name="T12">&lt;s:rule context="tei:app[@from]"&gt;&lt;s:assert test="matches(@from, '^#w\d+$')"&gt;</text:span></text:span><text:span text:style-name="T12"> @from='#w+nb'</text:span><text:span text:style-name="Source_20_Text"><text:span text:style-name="T12">&lt;/s:assert&gt;</text:span></text:span><text:span text:style-name="T12"> </text:span><text:span text:style-name="Source_20_Text"><text:span text:style-name="T12">&lt;/s :rule&gt;</text:span></text:span><text:span text:style-name="T12"> </text:span><text:span text:style-name="Source_20_Text"><text:span text:style-name="T12">&lt;/constraint&gt;&lt;/constraintSpec&gt;</text:span></text:span></text:p>
      <text:p text:style-name="P15"/>
      <text:h text:style-name="P14" text:outline-level="2"><text:bookmark text:name="user-content-exercice"/>Exercice</text:h>
      <text:p text:style-name="P1">Reprendre le fichier XML de Lucain,</text:p>
      <text:p text:style-name="P2"><text:span text:style-name="Strong_20_Emphasis"><text:span text:style-name="T11">1-Créer la documentation de votre projet</text:span></text:span></text:p>
      <text:p text:style-name="P1"><text:soft-page-break/>Insérer dans votre documentation au moins un exemple ;</text:p>
      <text:p text:style-name="P1">Modifier la documentation d’un élément en réécrivant sa description pour la faire correspondre au projet.</text:p>
      <text:p text:style-name="P2"><text:span text:style-name="Strong_20_Emphasis"><text:span text:style-name="T11">2-Ajouter des règles à votre XML</text:span></text:span></text:p>
      <text:p text:style-name="P6"><text:span text:style-name="T12">rendre obligatoire la présence d’un seul </text:span><text:span text:style-name="Source_20_Text"><text:span text:style-name="T12">&lt;lem&gt;</text:span></text:span><text:span text:style-name="T12"> ;</text:span></text:p>
      <text:p text:style-name="P1">rendre obligatoire la présence d’une ou plusieurs leçons ;</text:p>
      <text:p text:style-name="P6"><text:span text:style-name="T12">Faire en sorte de @n de </text:span><text:span text:style-name="Source_20_Text"><text:span text:style-name="T12">&lt;l&gt;</text:span></text:span><text:span text:style-name="T12"> ne puisse accepter que des valeurs numériques ;</text:span></text:p>
      <text:p text:style-name="P1">Générer votre schéma et l’associer à votre fichier XML.</text:p>
      <text:p text:style-name="P6"><text:span text:style-name="Strong_20_Emphasis"><text:span text:style-name="T11">3-Générer vos guidelines en HTML</text:span></text:span></text:p>
      <text:p text:style-name="Text_20_body"><text:span text:style-name="Source_20_Text"><text:span text:style-name="T3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system-ui, 'Segoe UI', Helvetica, Arial, sans-serif, 'Apple Color Emoji', 'Segoe UI Emoji', 'Segoe UI Symbol'" style:font-charset="x-symbol"/>
    <style:font-face style:name="SFMono-Regular" svg:font-family="SFMono-Regular, Consolas, 'Liberation Mono', Menlo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6:18:07.940096764</meta:creation-date>
    <dc:date>2018-12-21T15:58:15.155395085</dc:date>
    <meta:editing-duration>PT1H12M1S</meta:editing-duration>
    <meta:editing-cycles>12</meta:editing-cycles>
    <meta:generator>LibreOffice/5.3.7.2$MacOSX_X86_64 LibreOffice_project/6b8ed514a9f8b44d37a1b96673cbbdd077e24059</meta:generator>
    <meta:document-statistic meta:table-count="0" meta:image-count="0" meta:object-count="0" meta:page-count="4" meta:paragraph-count="65" meta:word-count="912" meta:character-count="6973" meta:non-whitespace-character-count="6068"/>
  </office:meta>
</office:document-meta>
</file>